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7.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105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>
      <style:table-column-properties style:column-width="60.75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5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4171</text:p>
          </table:table-cell>
          <table:table-cell table:style-name="ACE-0" office:value-type="float" office:value="-67.75">
            <text:p>−67.75</text:p>
          </table:table-cell>
          <table:table-cell table:style-name="ACE-0" office:value-type="float" office:value="-67.582999999999998">
            <text:p>−67.583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EmslieMcDanie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1908</text:p>
          </table:table-cell>
          <table:table-cell table:style-name="ACE-0" office:value-type="float" office:value="-67.599999999999994">
            <text:p>−67.6</text:p>
          </table:table-cell>
          <table:table-cell table:style-name="ACE-0" office:value-type="float" office:value="-67.349999999999994">
            <text:p>−67.35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7.1099999999999994">
            <text:p>7.11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EmslieMcDanie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1909</text:p>
          </table:table-cell>
          <table:table-cell table:style-name="ACE-0" office:value-type="float" office:value="-67.599999999999994">
            <text:p>−67.6</text:p>
          </table:table-cell>
          <table:table-cell table:style-name="ACE-0" office:value-type="float" office:value="-67.349999999999994">
            <text:p>−67.35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7.0600000000000005">
            <text:p>7.0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EmslieMcDanie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1910</text:p>
          </table:table-cell>
          <table:table-cell table:style-name="ACE-0" office:value-type="float" office:value="-67.599999999999994">
            <text:p>−67.6</text:p>
          </table:table-cell>
          <table:table-cell table:style-name="ACE-0" office:value-type="float" office:value="-67.349999999999994">
            <text:p>−67.35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7.1600000000000001">
            <text:p>7.1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EmslieMcDanie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1911</text:p>
          </table:table-cell>
          <table:table-cell table:style-name="ACE-0" office:value-type="float" office:value="-67.599999999999994">
            <text:p>−67.6</text:p>
          </table:table-cell>
          <table:table-cell table:style-name="ACE-0" office:value-type="float" office:value="-67.349999999999994">
            <text:p>−67.35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6.9600000000000009">
            <text:p>6.9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EmslieMcDanie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1914</text:p>
          </table:table-cell>
          <table:table-cell table:style-name="ACE-0" office:value-type="float" office:value="-67.599999999999994">
            <text:p>−67.6</text:p>
          </table:table-cell>
          <table:table-cell table:style-name="ACE-0" office:value-type="float" office:value="-67.349999999999994">
            <text:p>−67.35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5.07">
            <text:p>15.0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EmslieMcDanie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1915</text:p>
          </table:table-cell>
          <table:table-cell table:style-name="ACE-0" office:value-type="float" office:value="-67.599999999999994">
            <text:p>−67.6</text:p>
          </table:table-cell>
          <table:table-cell table:style-name="ACE-0" office:value-type="float" office:value="-67.349999999999994">
            <text:p>−67.35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5.02">
            <text:p>15.0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EmslieMcDanie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41916</text:p>
          </table:table-cell>
          <table:table-cell table:style-name="ACE-0" office:value-type="float" office:value="-67.599999999999994">
            <text:p>−67.6</text:p>
          </table:table-cell>
          <table:table-cell table:style-name="ACE-0" office:value-type="float" office:value="-67.349999999999994">
            <text:p>−67.35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5.02">
            <text:p>15.0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EmslieMcDanie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143</text:p>
          </table:table-cell>
          <table:table-cell table:style-name="ACE-0" office:value-type="float" office:value="-67.832999999999998">
            <text:p>−67.833</text:p>
          </table:table-cell>
          <table:table-cell table:style-name="ACE-0" office:value-type="float" office:value="-67.167000000000002">
            <text:p>−67.167</text:p>
          </table:table-cell>
          <table:table-cell table:style-name="ACE-0" office:value-type="float" office:value="1440">
            <text:p>1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custrine sediment</text:p>
          </table:table-cell>
          <table:table-cell table:style-name="ACE-0" office:value-type="string">
            <text:p>corr_terrestrial_sh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5">
            <text:p>45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riggsTarasov2013,BentleyEtal2005,WasellHakansson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099</text:p>
          </table:table-cell>
          <table:table-cell table:style-name="ACE-0" office:value-type="float" office:value="-67.832999999999998">
            <text:p>−67.833</text:p>
          </table:table-cell>
          <table:table-cell table:style-name="ACE-0" office:value-type="float" office:value="-67.167000000000002">
            <text:p>−67.167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rine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300">
            <text:p>1300</text:p>
          </table:table-cell>
          <table:table-cell table:style-name="ACE-0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riggsTarasov2013,BentleyEtal2005,WasellHakansson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4096</text:p>
          </table:table-cell>
          <table:table-cell table:style-name="ACE-0" office:value-type="float" office:value="-67.832999999999998">
            <text:p>−67.833</text:p>
          </table:table-cell>
          <table:table-cell table:style-name="ACE-0" office:value-type="float" office:value="-67.167000000000002">
            <text:p>−67.167</text:p>
          </table:table-cell>
          <table:table-cell table:style-name="ACE-0" office:value-type="float" office:value="4474">
            <text:p>4474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24">
            <text:p>1424</text:p>
          </table:table-cell>
          <table:table-cell table:style-name="ACE-0" office:value-type="float" office:value="200">
            <text:p>200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2.5999999999999996">
            <text:p>2.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86753</text:p>
          </table:table-cell>
          <table:table-cell table:style-name="ACE-0" office:value-type="float" office:value="-67.832999999999998">
            <text:p>−67.833</text:p>
          </table:table-cell>
          <table:table-cell table:style-name="ACE-0" office:value-type="float" office:value="-67.167000000000002">
            <text:p>−67.167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424">
            <text:p>1424</text:p>
          </table:table-cell>
          <table:table-cell table:style-name="ACE-0" office:value-type="float" office:value="200">
            <text:p>200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rguerite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0801</text:p>
          </table:table-cell>
          <table:table-cell table:style-name="ACE-0" office:value-type="float" office:value="-67.667000000000002">
            <text:p>−67.667</text:p>
          </table:table-cell>
          <table:table-cell table:style-name="ACE-0" office:value-type="float" office:value="-67.5">
            <text:p>−67.5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custrine sedimen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9.399999999999999">
            <text:p>19.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riggsTarasov2013,BentleyEtal2005</text:p>
          </table:table-cell>
          <table:table-cell table:number-columns-repeated="240" table:style-name="ACE-0"/>
        </table:table-row>
        <table:table-row table:style-name="AROW-1" table:number-rows-repeated="38">
          <table:table-cell table:number-columns-repeated="14" table:style-name="ACE-0"/>
          <table:table-cell table:style-name="ACE-4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8" gnm:cursor-row="9">
          <gnm:selection gnm:start-col="8" gnm:start-row="9" gnm:end-col="8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4T07:56:5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